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01a92a" officeooo:paragraph-rsid="0001a92a" style:font-size-asian="10.5pt" style:font-weight-asian="bold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language="pt" fo:country="BR" fo:font-weight="bold" officeooo:rsid="0001a92a" officeooo:paragraph-rsid="0001a92a" style:font-size-asian="10.5pt" style:font-weight-asian="bold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fo:language="pt" fo:country="BR" fo:font-weight="bold" officeooo:rsid="0001a92a" officeooo:paragraph-rsid="0001a92a" style:font-size-asian="10.5pt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language="pt" fo:country="BR" fo:font-weight="bold" officeooo:rsid="000741dd" officeooo:paragraph-rsid="000741dd" style:font-size-asian="10.5pt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10eeee" officeooo:paragraph-rsid="0010eeee" style:font-size-asian="10.5pt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10eeee" officeooo:paragraph-rsid="00178fa3" style:font-size-asian="10.5pt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10eeee" officeooo:paragraph-rsid="004602e8" style:font-size-asian="10.5pt" style:font-weight-asian="bold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fo:language="pt" fo:country="BR" fo:font-weight="bold" officeooo:rsid="0010eeee" officeooo:paragraph-rsid="0010eeee" style:font-size-asian="10.5pt" style:font-weight-asian="bold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fo:language="pt" fo:country="BR" fo:font-weight="bold" officeooo:rsid="0010eeee" officeooo:paragraph-rsid="001e1c1d" style:font-size-asian="10.5pt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1fc3f5" officeooo:paragraph-rsid="001fc3f5" style:font-size-asian="10.5pt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1fc3f5" officeooo:paragraph-rsid="00379002" style:font-size-asian="10.5pt" style:font-weight-asian="bold" style:font-weight-complex="bold"/>
    </style:style>
    <style:style style:name="P12" style:family="paragraph" style:parent-style-name="Standard">
      <style:text-properties officeooo:paragraph-rsid="00379002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Liberation Serif1" fo:language="pt" fo:country="BR" fo:font-weight="bold" officeooo:rsid="001fc3f5" officeooo:paragraph-rsid="001fc3f5" style:font-name-asian="Liberation Serif1" style:font-size-asian="10.5pt" style:font-weight-asian="bold" style:font-name-complex="Liberation Serif1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1" fo:language="pt" fo:country="BR" fo:font-style="normal" fo:font-weight="normal" officeooo:rsid="002f3f42" officeooo:paragraph-rsid="00379002" style:font-name-asian="Liberation Serif1" style:font-size-asian="10.5pt" style:font-style-asian="normal" style:font-weight-asian="normal" style:font-name-complex="Liberation Serif1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officeooo:rsid="002fb34a" officeooo:paragraph-rsid="002fb34a" style:font-size-asian="10.5pt"/>
    </style:style>
    <style:style style:name="P16" style:family="paragraph" style:parent-style-name="Table_20_Contents">
      <style:paragraph-properties fo:text-align="justify" style:justify-single-word="false"/>
      <style:text-properties officeooo:rsid="002fb34a" officeooo:paragraph-rsid="00379002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officeooo:rsid="00315c80" officeooo:paragraph-rsid="00315c80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officeooo:rsid="0032113f" officeooo:paragraph-rsid="0032113f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officeooo:rsid="00340ab3" officeooo:paragraph-rsid="00340ab3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officeooo:rsid="0038735a" officeooo:paragraph-rsid="0038735a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officeooo:rsid="003a1c5d" officeooo:paragraph-rsid="003a1c5d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officeooo:rsid="003c203c" officeooo:paragraph-rsid="003c203c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officeooo:rsid="003c43d7" officeooo:paragraph-rsid="003c43d7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officeooo:rsid="003c4f7c" officeooo:paragraph-rsid="003c4f7c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officeooo:rsid="003e35c8" officeooo:paragraph-rsid="003e35c8" style:font-size-asian="10.5pt"/>
    </style:style>
    <style:style style:name="P26" style:family="paragraph" style:parent-style-name="Table_20_Contents">
      <style:paragraph-properties fo:text-align="justify" style:justify-single-word="false"/>
      <style:text-properties officeooo:rsid="003ee359" officeooo:paragraph-rsid="003ee359" style:font-size-asian="10.5pt"/>
    </style:style>
    <style:style style:name="P27" style:family="paragraph" style:parent-style-name="Table_20_Contents">
      <style:paragraph-properties fo:text-align="justify" style:justify-single-word="false"/>
      <style:text-properties officeooo:rsid="003f0fae" officeooo:paragraph-rsid="003f0fae" style:font-size-asian="10.5pt"/>
    </style:style>
    <style:style style:name="P28" style:family="paragraph" style:parent-style-name="Table_20_Contents">
      <style:paragraph-properties fo:text-align="justify" style:justify-single-word="false"/>
      <style:text-properties officeooo:rsid="003f37a0" officeooo:paragraph-rsid="003f37a0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officeooo:rsid="0041282b" officeooo:paragraph-rsid="0041282b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f9c70" officeooo:paragraph-rsid="002f9c70" style:font-size-asian="10.5pt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f9c70" officeooo:paragraph-rsid="00379002" style:font-size-asian="10.5pt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2a5d" style:font-weight-asian="normal" style:font-weight-complex="normal"/>
    </style:style>
    <style:style style:name="T3" style:family="text">
      <style:text-properties fo:font-weight="normal" officeooo:rsid="00075129" style:font-weight-asian="normal" style:font-weight-complex="normal"/>
    </style:style>
    <style:style style:name="T4" style:family="text">
      <style:text-properties fo:font-weight="normal" officeooo:rsid="0009cf93" style:font-weight-asian="normal" style:font-weight-complex="normal"/>
    </style:style>
    <style:style style:name="T5" style:family="text">
      <style:text-properties fo:font-weight="normal" officeooo:rsid="000aac17" style:font-weight-asian="normal" style:font-weight-complex="normal"/>
    </style:style>
    <style:style style:name="T6" style:family="text">
      <style:text-properties fo:font-weight="normal" officeooo:rsid="000aae9c" style:font-weight-asian="normal" style:font-weight-complex="normal"/>
    </style:style>
    <style:style style:name="T7" style:family="text">
      <style:text-properties fo:font-weight="normal" officeooo:rsid="000adf07" style:font-weight-asian="normal" style:font-weight-complex="normal"/>
    </style:style>
    <style:style style:name="T8" style:family="text">
      <style:text-properties fo:font-weight="normal" officeooo:rsid="000b2528" style:font-weight-asian="normal" style:font-weight-complex="normal"/>
    </style:style>
    <style:style style:name="T9" style:family="text">
      <style:text-properties fo:font-weight="normal" officeooo:rsid="000d1d4c" style:font-weight-asian="normal" style:font-weight-complex="normal"/>
    </style:style>
    <style:style style:name="T10" style:family="text">
      <style:text-properties fo:font-weight="normal" officeooo:rsid="000f5bf6" style:font-weight-asian="normal" style:font-weight-complex="normal"/>
    </style:style>
    <style:style style:name="T11" style:family="text">
      <style:text-properties fo:font-weight="normal" officeooo:rsid="00112754" style:font-weight-asian="normal" style:font-weight-complex="normal"/>
    </style:style>
    <style:style style:name="T12" style:family="text">
      <style:text-properties fo:font-weight="normal" officeooo:rsid="001207dd" style:font-weight-asian="normal" style:font-weight-complex="normal"/>
    </style:style>
    <style:style style:name="T13" style:family="text">
      <style:text-properties fo:font-weight="normal" officeooo:rsid="00122cf6" style:font-weight-asian="normal" style:font-weight-complex="normal"/>
    </style:style>
    <style:style style:name="T14" style:family="text">
      <style:text-properties fo:font-weight="normal" officeooo:rsid="0012eb35" style:font-weight-asian="normal" style:font-weight-complex="normal"/>
    </style:style>
    <style:style style:name="T15" style:family="text">
      <style:text-properties fo:font-weight="normal" officeooo:rsid="00132322" style:font-weight-asian="normal" style:font-weight-complex="normal"/>
    </style:style>
    <style:style style:name="T16" style:family="text">
      <style:text-properties fo:font-weight="normal" officeooo:rsid="00150e9a" style:font-weight-asian="normal" style:font-weight-complex="normal"/>
    </style:style>
    <style:style style:name="T17" style:family="text">
      <style:text-properties fo:font-weight="normal" officeooo:rsid="00167f33" style:font-weight-asian="normal" style:font-weight-complex="normal"/>
    </style:style>
    <style:style style:name="T18" style:family="text">
      <style:text-properties fo:font-weight="normal" officeooo:rsid="00178fa3" style:font-weight-asian="normal" style:font-weight-complex="normal"/>
    </style:style>
    <style:style style:name="T19" style:family="text">
      <style:text-properties fo:font-weight="normal" officeooo:rsid="0019a37c" style:font-weight-asian="normal" style:font-weight-complex="normal"/>
    </style:style>
    <style:style style:name="T20" style:family="text">
      <style:text-properties fo:font-weight="normal" officeooo:rsid="001b8813" style:font-weight-asian="normal" style:font-weight-complex="normal"/>
    </style:style>
    <style:style style:name="T21" style:family="text">
      <style:text-properties fo:font-weight="normal" officeooo:rsid="001dbba8" style:font-weight-asian="normal" style:font-weight-complex="normal"/>
    </style:style>
    <style:style style:name="T22" style:family="text">
      <style:text-properties fo:font-weight="normal" officeooo:rsid="001e1c1d" style:font-weight-asian="normal" style:font-weight-complex="normal"/>
    </style:style>
    <style:style style:name="T23" style:family="text">
      <style:text-properties fo:font-weight="normal" officeooo:rsid="004602e8" style:font-weight-asian="normal" style:font-weight-complex="normal"/>
    </style:style>
    <style:style style:name="T24" style:family="text">
      <style:text-properties fo:font-style="italic" officeooo:rsid="0012eb35" style:font-style-asian="italic" style:font-style-complex="italic"/>
    </style:style>
    <style:style style:name="T25" style:family="text">
      <style:text-properties officeooo:rsid="000f5bf6"/>
    </style:style>
    <style:style style:name="T26" style:family="text">
      <style:text-properties officeooo:rsid="001207dd"/>
    </style:style>
    <style:style style:name="T27" style:family="text">
      <style:text-properties officeooo:rsid="0012eb35"/>
    </style:style>
    <style:style style:name="T28" style:family="text">
      <style:text-properties officeooo:rsid="00167f33"/>
    </style:style>
    <style:style style:name="T29" style:family="text">
      <style:text-properties style:font-name="Liberation Serif1" style:font-name-asian="Liberation Serif1" style:font-name-complex="Liberation Serif1"/>
    </style:style>
    <style:style style:name="T30" style:family="text">
      <style:text-properties style:font-name="Liberation Serif1" officeooo:rsid="001e1c1d" style:font-name-asian="Liberation Serif1" style:font-name-complex="Liberation Serif1"/>
    </style:style>
    <style:style style:name="T31" style:family="text">
      <style:text-properties style:font-name="Liberation Serif1" officeooo:rsid="004602e8" style:font-name-asian="Liberation Serif1" style:font-name-complex="Liberation Serif1"/>
    </style:style>
    <style:style style:name="T32" style:family="text">
      <style:text-properties style:font-name="Liberation Serif1" fo:font-weight="normal" officeooo:rsid="00178fa3" style:font-name-asian="Liberation Serif1" style:font-weight-asian="normal" style:font-name-complex="Liberation Serif1" style:font-weight-complex="normal"/>
    </style:style>
    <style:style style:name="T33" style:family="text">
      <style:text-properties style:font-name="Liberation Serif1" fo:font-weight="normal" officeooo:rsid="001e1c1d" style:font-name-asian="Liberation Serif1" style:font-weight-asian="normal" style:font-name-complex="Liberation Serif1" style:font-weight-complex="normal"/>
    </style:style>
    <style:style style:name="T34" style:family="text">
      <style:text-properties style:font-name="Liberation Serif1" fo:font-weight="normal" officeooo:rsid="00236f88" style:font-name-asian="Liberation Serif1" style:font-weight-asian="normal" style:font-name-complex="Liberation Serif1" style:font-weight-complex="normal"/>
    </style:style>
    <style:style style:name="T35" style:family="text">
      <style:text-properties style:font-name="Liberation Serif1" fo:font-weight="normal" officeooo:rsid="00249326" style:font-name-asian="Liberation Serif1" style:font-weight-asian="normal" style:font-name-complex="Liberation Serif1" style:font-weight-complex="normal"/>
    </style:style>
    <style:style style:name="T36" style:family="text">
      <style:text-properties style:font-name="Liberation Serif1" fo:font-weight="normal" officeooo:rsid="0026f001" style:font-name-asian="Liberation Serif1" style:font-weight-asian="normal" style:font-name-complex="Liberation Serif1" style:font-weight-complex="normal"/>
    </style:style>
    <style:style style:name="T37" style:family="text">
      <style:text-properties style:font-name="Liberation Serif1" fo:font-weight="normal" officeooo:rsid="002b41dd" style:font-name-asian="Liberation Serif1" style:font-weight-asian="normal" style:font-name-complex="Liberation Serif1" style:font-weight-complex="normal"/>
    </style:style>
    <style:style style:name="T38" style:family="text">
      <style:text-properties style:font-name="Liberation Serif1" fo:font-weight="normal" officeooo:rsid="004602e8" style:font-name-asian="Liberation Serif1" style:font-weight-asian="normal" style:font-name-complex="Liberation Serif1" style:font-weight-complex="normal"/>
    </style:style>
    <style:style style:name="T39" style:family="text">
      <style:text-properties style:font-name="Liberation Serif1" fo:font-weight="normal" officeooo:rsid="004a6811" style:font-name-asian="Liberation Serif1" style:font-weight-asian="normal" style:font-name-complex="Liberation Serif1" style:font-weight-complex="normal"/>
    </style:style>
    <style:style style:name="T40" style:family="text">
      <style:text-properties style:font-name="Liberation Serif1" fo:font-weight="normal" officeooo:rsid="004c4a21" style:font-name-asian="Liberation Serif1" style:font-weight-asian="normal" style:font-name-complex="Liberation Serif1" style:font-weight-complex="normal"/>
    </style:style>
    <style:style style:name="T41" style:family="text">
      <style:text-properties style:font-name="Liberation Serif1" fo:font-weight="normal" officeooo:rsid="004dd497" style:font-name-asian="Liberation Serif1" style:font-weight-asian="normal" style:font-name-complex="Liberation Serif1" style:font-weight-complex="normal"/>
    </style:style>
    <style:style style:name="T42" style:family="text">
      <style:text-properties style:font-name="Liberation Serif1" fo:font-style="italic" officeooo:rsid="00249326" style:font-name-asian="Liberation Serif1" style:font-style-asian="italic" style:font-name-complex="Liberation Serif1" style:font-style-complex="italic"/>
    </style:style>
    <style:style style:name="T43" style:family="text">
      <style:text-properties style:font-name="Liberation Serif1" fo:font-style="italic" officeooo:rsid="002b41dd" style:font-name-asian="Liberation Serif1" style:font-style-asian="italic" style:font-name-complex="Liberation Serif1" style:font-style-complex="italic"/>
    </style:style>
    <style:style style:name="T44" style:family="text">
      <style:text-properties style:font-name="Liberation Serif1" fo:font-style="italic" officeooo:rsid="002f3f42" style:font-name-asian="Liberation Serif1" style:font-style-asian="italic" style:font-name-complex="Liberation Serif1" style:font-style-complex="italic"/>
    </style:style>
    <style:style style:name="T45" style:family="text">
      <style:text-properties style:font-name="Liberation Serif1" fo:font-style="normal" fo:font-weight="normal" officeooo:rsid="002b41dd" style:font-name-asian="Liberation Serif1" style:font-style-asian="normal" style:font-weight-asian="normal" style:font-name-complex="Liberation Serif1" style:font-style-complex="normal" style:font-weight-complex="normal"/>
    </style:style>
    <style:style style:name="T46" style:family="text">
      <style:text-properties style:font-name="Liberation Serif1" fo:font-style="normal" fo:font-weight="normal" officeooo:rsid="002f3f42" style:font-name-asian="Liberation Serif1" style:font-style-asian="normal" style:font-weight-asian="normal" style:font-name-complex="Liberation Serif1" style:font-style-complex="normal" style:font-weight-complex="normal"/>
    </style:style>
    <style:style style:name="T47" style:family="text">
      <style:text-properties style:font-name="Liberation Serif1" fo:font-style="normal" fo:font-weight="normal" officeooo:rsid="0041c92e" style:font-name-asian="Liberation Serif1" style:font-style-asian="normal" style:font-weight-asian="normal" style:font-name-complex="Liberation Serif1" style:font-style-complex="normal" style:font-weight-complex="normal"/>
    </style:style>
    <style:style style:name="T48" style:family="text">
      <style:text-properties style:font-name="Liberation Serif1" fo:font-style="normal" officeooo:rsid="0041c92e" style:font-name-asian="Liberation Serif1" style:font-style-asian="normal" style:font-name-complex="Liberation Serif1" style:font-style-complex="normal"/>
    </style:style>
    <style:style style:name="T49" style:family="text">
      <style:text-properties style:font-name="Liberation Serif" officeooo:rsid="00178fa3" style:font-name-asian="Droid Sans Fallback" style:font-name-complex="DejaVu Sans"/>
    </style:style>
    <style:style style:name="T50" style:family="text">
      <style:text-properties style:font-name="Liberation Serif" fo:font-weight="normal" officeooo:rsid="00178fa3" style:font-name-asian="Droid Sans Fallback" style:font-weight-asian="normal" style:font-name-complex="DejaVu Sans" style:font-weight-complex="normal"/>
    </style:style>
    <style:style style:name="T51" style:family="text">
      <style:text-properties officeooo:rsid="0019a37c"/>
    </style:style>
    <style:style style:name="T52" style:family="text">
      <style:text-properties officeooo:rsid="001dbba8"/>
    </style:style>
    <style:style style:name="T53" style:family="text">
      <style:text-properties officeooo:rsid="001e1c1d"/>
    </style:style>
    <style:style style:name="T54" style:family="text">
      <style:text-properties officeooo:rsid="00379002"/>
    </style:style>
    <style:style style:name="T55" style:family="text">
      <style:text-properties officeooo:rsid="003a1c5d"/>
    </style:style>
    <style:style style:name="T56" style:family="text">
      <style:text-properties officeooo:rsid="004529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ça Palavras</text:p>
      <text:p text:style-name="P2"/>
      <text:p text:style-name="P1"><text:span text:style-name="T1"><text:tab/></text:span><text:span text:style-name="T2">FMota gosta muito de </text:span><text:span text:style-name="T3">caçar palavras</text:span><text:span text:style-name="T2">, </text:span><text:span text:style-name="T3">porém com o ínicio do semestre ele ficou muito atarefado.</text:span><text:span text:style-name="T4"> Mas, ele se lembrou que um mês antes tinha prometido para si mesmo que </text:span><text:span text:style-name="T5">iria terminar </text:span><text:span text:style-name="T6">seu livrinho de caça palavras, sem saída ele decidiu fazer um programa para </text:span><text:span text:style-name="T7">encontrar as </text:span><text:span text:style-name="T8">palavras</text:span><text:span text:style-name="T9">.</text:span></text:p>
      <text:p text:style-name="P1"><text:span text:style-name="T9"><text:tab/></text:span><text:span text:style-name="T10">Mas novamente ele se encontra sem tempo e o prazo está se acabando, você pode ajudá-lo?</text:span></text:p>
      <text:p text:style-name="P1"><text:span text:style-name="T10"><text:tab/></text:span><text:span text:style-name="T12">O caça palavra consiste de </text:span><text:span text:style-name="T26">n </text:span><text:span text:style-name="T12">strings de tamanho </text:span><text:span text:style-name="T26">m</text:span><text:span text:style-name="T12"> cada, serão dad</text:span><text:span text:style-name="T13">a</text:span><text:span text:style-name="T12">s </text:span><text:span text:style-name="T26">q</text:span><text:span text:style-name="T12"> palavras e o seu programa deve </text:span><text:span text:style-name="T13">responder </text:span><text:span text:style-name="T14">qual a posição (</text:span><text:span text:style-name="T24">i</text:span><text:span text:style-name="T14">,</text:span><text:span text:style-name="T27"> </text:span><text:span text:style-name="T24">j</text:span><text:span text:style-name="T14">) </text:span><text:span text:style-name="T15">que a palavra se encontra</text:span><text:span text:style-name="T16">.</text:span></text:p>
      <text:p text:style-name="P3"/>
      <text:p text:style-name="P5"><text:span text:style-name="T25">E</text:span>NTRADA</text:p>
      <text:p text:style-name="P8"/>
      <text:p text:style-name="P6"><text:tab/><text:span text:style-name="T11">A </text:span><text:span text:style-name="T17">primeira linha da entrada consiste de dois inteiros </text:span><text:span text:style-name="T28">n</text:span><text:span text:style-name="T17"> e </text:span><text:span text:style-name="T28">m</text:span><text:span text:style-name="T17"> </text:span><text:span text:style-name="T18">(1 </text:span><text:span text:style-name="T32">≤</text:span><text:span text:style-name="T50"> </text:span><text:span text:style-name="T49">n, m </text:span><text:span text:style-name="T32">≤ </text:span><text:span text:style-name="T39">5</text:span><text:span text:style-name="T32">0</text:span><text:span text:style-name="T18">), </text:span><text:span text:style-name="T19">a </text:span><text:span text:style-name="T51">n </text:span><text:span text:style-name="T19">linhas seguintes contém uma string de tamanho </text:span><text:span text:style-name="T51">m</text:span><text:span text:style-name="T19">, as strings contém apenas </text:span><text:span text:style-name="T20">letras alfabéticas.</text:span></text:p>
      <text:p text:style-name="P7"><text:span text:style-name="T20"><text:tab/></text:span><text:span text:style-name="T21">Logo após, terá um inteiro </text:span><text:span text:style-name="T52">q</text:span><text:span text:style-name="T21"> </text:span><text:span text:style-name="T23">(1 </text:span><text:span text:style-name="T32">≤ </text:span><text:span text:style-name="T31">q</text:span><text:span text:style-name="T38"> </text:span><text:span text:style-name="T32">≤ </text:span><text:span text:style-name="T41">2</text:span><text:span text:style-name="T38">0</text:span><text:span text:style-name="T23">) </text:span><text:span text:style-name="T21">que representa quando palavras FMota que encontrar, </text:span><text:span text:style-name="T22">as </text:span><text:span text:style-name="T53">q</text:span><text:span text:style-name="T22"> linhas seguintes terão uma palavra de tamanho </text:span><text:span text:style-name="T32">≤ </text:span><text:span text:style-name="T30">m</text:span><text:span text:style-name="T33">.</text:span></text:p>
      <text:p text:style-name="P9"/>
      <text:p text:style-name="P10"><text:span text:style-name="T30">S</text:span><text:span text:style-name="T29">AÍDA</text:span></text:p>
      <text:p text:style-name="P13"><text:tab/></text:p>
      <text:p text:style-name="P10"><text:span text:style-name="T29"><text:tab/></text:span><text:span text:style-name="T34">Para cada palavra que FMota quer encontrar </text:span><text:span text:style-name="T35">imprima a posição (</text:span><text:span text:style-name="T42">i</text:span><text:span text:style-name="T35">, </text:span><text:span text:style-name="T42">j</text:span><text:span text:style-name="T35">) que a palavra se encontra</text:span><text:span text:style-name="T36">. </text:span><text:span text:style-name="T37">Se existir mais de uma posição, retorne a que tem o menor </text:span><text:span text:style-name="T43">i</text:span><text:span text:style-name="T45">, se o impate persistir </text:span><text:span text:style-name="T46">imprima a que tem menor </text:span><text:span text:style-name="T44">j</text:span><text:span text:style-name="T46">. </text:span><text:span text:style-name="T48">Se a palavra não existir no caça palavras imprima -1</text:span><text:span text:style-name="T47">.</text:span>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ENTRADA</text:p>
          </table:table-cell>
          <table:table-cell table:style-name="Table1.B1" office:value-type="string">
            <text:p text:style-name="P30">SAÍDA</text:p>
          </table:table-cell>
        </table:table-row>
        <table:table-row>
          <table:table-cell table:style-name="Table1.A2" office:value-type="string">
            <text:p text:style-name="P15">4 4</text:p>
            <text:p text:style-name="P15">abcd</text:p>
            <text:p text:style-name="P15">efgh</text:p>
            <text:p text:style-name="P15">ijlm</text:p>
            <text:p text:style-name="P15">nopq</text:p>
            <text:p text:style-name="P15">3</text:p>
            <text:p text:style-name="P15">abc</text:p>
            <text:p text:style-name="P17">bgm</text:p>
            <text:p text:style-name="P18">dgjn</text:p>
          </table:table-cell>
          <table:table-cell table:style-name="Table1.B2" office:value-type="string">
            <text:p text:style-name="P15">1 1</text:p>
            <text:p text:style-name="P19">1 2</text:p>
            <text:p text:style-name="P19">1 4</text:p>
          </table:table-cell>
        </table:table-row>
      </table:table>
      <text:p text:style-name="P11"/>
      <text:p text:style-name="P11"/>
      <text:p text:style-name="P11"/>
      <text:p text:style-name="P11"/>
      <text:p text:style-name="P14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31">ENTRADA</text:p>
          </table:table-cell>
          <table:table-cell table:style-name="Table2.B1" office:value-type="string">
            <text:p text:style-name="P31">SAÍDA</text:p>
          </table:table-cell>
        </table:table-row>
        <table:table-row>
          <table:table-cell table:style-name="Table2.A2" office:value-type="string">
            <text:p text:style-name="P16"><text:span text:style-name="T54">5</text:span> <text:span text:style-name="T54">4</text:span></text:p>
            <text:p text:style-name="P20">o<text:span text:style-name="T55">sas</text:span></text:p>
            <text:p text:style-name="P20">l<text:span text:style-name="T55">vcb</text:span></text:p>
            <text:p text:style-name="P20">u<text:span text:style-name="T55">asu</text:span></text:p>
            <text:p text:style-name="P20">a<text:span text:style-name="T55">mmp</text:span></text:p>
            <text:p text:style-name="P20">p<text:span text:style-name="T55">qzx</text:span></text:p>
            <text:p text:style-name="P21">5</text:p>
            <text:p text:style-name="P21">paulo</text:p>
            <text:p text:style-name="P22">psvo</text:p>
            <text:p text:style-name="P23">uasu</text:p>
            <text:p text:style-name="P26">sa</text:p>
            <text:p text:style-name="P28">m</text:p>
          </table:table-cell>
          <table:table-cell table:style-name="Table2.B2" office:value-type="string">
            <text:p text:style-name="P21">5 <text:span text:style-name="T56">1</text:span></text:p>
            <text:p text:style-name="P24">4 4</text:p>
            <text:p text:style-name="P25">3 1</text:p>
            <text:p text:style-name="P27">1 2</text:p>
            <text:p text:style-name="P29">4 2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felipe </meta:initial-creator>
    <meta:creation-date>2016-11-22T21:33:26.393505415</meta:creation-date>
    <dc:date>2016-11-24T01:47:03.109472251</dc:date>
    <dc:creator>paulofelipe </dc:creator>
    <meta:editing-duration>PT53M46S</meta:editing-duration>
    <meta:editing-cycles>80</meta:editing-cycles>
    <meta:generator>LibreOffice/4.3.3.2$Linux_X86_64 LibreOffice_project/430m0$Build-2</meta:generator>
    <meta:document-statistic meta:table-count="2" meta:image-count="0" meta:object-count="0" meta:page-count="2" meta:paragraph-count="43" meta:word-count="255" meta:character-count="1255" meta:non-whitespace-character-count="1035"/>
  </office:meta>
</office:document-meta>
</file>